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even = new Function[Int, Boolean] {</text:p>
            <text:p><text:s text:c="4"/>def apply(i: Int) = i % 2 == 0</text:p>
            <text:p>}</text:p>
            <text:p/>
            <text:p>val even: (Int =&gt; Boolean) = (i: Int) =&gt; i % 2 == 0</text:p>
            <text:p>val even = (i: Int) =&gt; i % 2 == 0</text:p>
            <text:p/>
            <text:p>even.apply(42)<text:tab/><text:tab/><text:tab/>// true</text:p>
            <text:p>even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numbers = List(1, 2, 3, 4, 5)</text:p>
            <text:p text:style-name="P2"/>
            <text:p text:style-name="P2">numbers.filter(even)<text:tab/><text:tab/><text:tab/><text:tab/><text:tab/><text:tab/>// List(2, 4)</text:p>
            <text:p text:style-name="P2"/>
            <text:p text:style-name="P2">numbers.filter((i: Int) =&gt; i &gt; 2)<text:tab/><text:tab/>// List(3, 4, 5)</text:p>
            <text:p text:style-name="P2">numbers.filter(i =&gt; i &gt; 2)<text:tab/><text:tab/><text:tab/><text:tab/>// List(3, 4, 5)</text:p>
            <text:p text:style-name="P2">numbers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numbers = List(1, 2, 3, 4, 5)</text:p>
            <text:p text:style-name="P2"/>
            <text:p text:style-name="P2">numbers.filter(even)<text:tab/><text:tab/><text:tab/><text:tab/><text:tab/><text:tab/>// List(2, 4)</text:p>
            <text:p text:style-name="P2"/>
            <text:p text:style-name="P2">numbers.filter((i: Int) =&gt; i &gt; 2)<text:tab/><text:tab/>// List(3, 4, 5)</text:p>
            <text:p text:style-name="P2">numbers.filter(i =&gt; i &gt; 2)<text:tab/><text:tab/><text:tab/><text:tab/>// List(3, 4, 5)</text:p>
            <text:p text:style-name="P2">numbers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numbers filter { i =&gt; i &gt; 2 }<text:tab/><text:tab/>// List(3, 4, 5)</text:p>
            <text:p>numbers find { i =&gt; i &gt; 2 }<text:tab/><text:tab/> <text:s text:c="3"/>// Some(3)</text:p>
            <text:p>numbers exists { i =&gt; i &gt; 2 }<text:tab/> <text:s text:c="3"/>// true</text:p>
            <text:p>numbers forall {i =&gt; i &gt; 2)}<text:tab/> <text:s text:c="3"/>// false</text:p>
            <text:p>numbers map { i =&gt; i * 2 }<text:tab/><text:tab/>// List(2, 4, 6, 8, 10)</text:p>
            <text:p>numbers foldLeft(0) <text:s/>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text-style-name="P4" draw:layer="layout" svg:width="26.67cm" svg:height="3.256cm" svg:x="0.635cm" svg:y="0.962cm" presentation:class="title" presentation:user-transformed="true">
          <draw:text-box>
            <text:p><text:span text:style-name="T2">Deferred execution - construct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elloButton.addActionListener(e =&gt; </text:p>
            <text:p><text:s text:c="4"/>println(“Hello World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17T16:23:05</meta:creation-date>
    <meta:editing-duration>PT07H56M48S</meta:editing-duration>
    <meta:editing-cycles>37</meta:editing-cycles>
    <meta:generator>OpenOffice.org/3.2$Win32 OpenOffice.org_project/320m12$Build-9483</meta:generator>
    <dc:date>2010-03-21T13:45:21.35</dc:date>
    <dc:creator>Kevin Esler</dc:creator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